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/>
    <style:font-face style:name="Nimbus Sans L" svg:font-family="'Nimbus Sans L'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Nimbus Sans L" fo:font-size="14pt" fo:font-weight="bold" fo:background-color="transparent" style:font-name-asian="Nimbus Sans L" style:font-name-complex="Nimbus Sans L"/>
    </style:style>
    <style:style style:name="P2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3" style:family="paragraph" style:parent-style-name="Standard" style:list-style-name="L1">
      <style:paragraph-properties fo:margin-top="0cm" fo:margin-bottom="0.212cm"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4" style:family="paragraph" style:parent-style-name="Standard" style:list-style-name="L2">
      <style:paragraph-properties fo:margin-top="0cm" fo:margin-bottom="0.212cm"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5" style:family="paragraph" style:parent-style-name="Standard" style:list-style-name="L3">
      <style:paragraph-properties fo:margin-top="0cm" fo:margin-bottom="0.212cm"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6" style:family="paragraph" style:parent-style-name="Standard" style:list-style-name="L4">
      <style:paragraph-properties fo:margin-top="0cm" fo:margin-bottom="0.212cm"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7" style:family="paragraph" style:parent-style-name="Standard">
      <style:paragraph-properties fo:margin-left="1.27cm" fo:margin-right="0cm" fo:margin-top="0cm" fo:margin-bottom="0.212cm" fo:line-height="100%" fo:text-align="start" style:justify-single-word="false" fo:text-indent="0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T1" style:family="text">
      <style:text-properties style:use-window-font-color="true" style:font-name="Nimbus Roman No9 L" fo:font-size="12pt" fo:font-style="italic" fo:font-weight="normal" fo:background-color="transparent" style:font-name-asian="Nimbus Roman No9 L" style:font-name-complex="Nimbus Roman No9 L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Agenda</text:p>
      <text:p text:style-name="P2">Location: Hubben 2.0</text:p>
      <text:p text:style-name="P2">Date: 26/4</text:p>
      <text:p text:style-name="P2">Time: 09:30</text:p>
      <text:p text:style-name="P2">Facilitator: Boel Nelson</text:p>
      <text:p text:style-name="P2">Participants: Boel Nelson, Jennifer Pandita, Anton Lin, Robert Kaufmann.</text:p>
      <text:list xml:id="list35446757" text:style-name="L1">
        <text:list-item>
          <text:p text:style-name="P3">Objectives</text:p>
        </text:list-item>
      </text:list>
      <text:p text:style-name="P7">Discuss what to accomplish during the day and week. Also how to accomplish the tasks.</text:p>
      <text:list xml:id="list35435711" text:style-name="L2">
        <text:list-item>
          <text:p text:style-name="P4">Reports</text:p>
        </text:list-item>
      </text:list>
      <text:p text:style-name="P7">Close buttons on tabs are implemented.</text:p>
      <text:p text:style-name="P7">We have decided not to use the strategy-pattern. We are using template instead.</text:p>
      <text:p text:style-name="P7">The palette is nearly finished, however has to be combined with the canvas.</text:p>
      <text:p text:style-name="P7">Half of the algorithm for updating components in the model is implemented.</text:p>
      <text:list xml:id="list35447261" text:style-name="L3">
        <text:list-item>
          <text:p text:style-name="P5">Discussion items<text:line-break/>What to accomplish today.<text:line-break/>Implemented closable workspace. Clone method for components.</text:p>
        </text:list-item>
      </text:list>
      <text:p text:style-name="P7"><text:line-break/>What to accomplish during the week.<text:line-break/>GUI and model must be connected since we are already behind in our schedule. Algorithm for updating the model must also be completed. Packages in the class diagram.</text:p>
      <text:list xml:id="list35434330" text:style-name="L4">
        <text:list-item>
          <text:p text:style-name="P6">Outcomes and assignments<text:line-break/>Jennifer is going to complete the class diagram.<text:line-break/>Anton and Boel is going to connect the palette with the canvas.<text:line-break/>Robert is going to implement the clone method.<text:line-break/>Robert and Jennifer will be looking at the update algorithm.</text:p>
        </text:list-item>
        <text:list-item>
          <text:p text:style-name="P6">Wrap up<text:line-break/>SDD is unsolved and should be completed ASAP however since our implementation is behind schedule, we are prioritizing our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/>
    <style:font-face style:name="Nimbus Sans L" svg:font-family="'Nimbus Sans L'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7" meta:word-count="197" meta:character-count="1208"/>
    <meta:generator>OpenOffice.org/3.3$Win32 OpenOffice.org_project/330m20$Build-9567</meta:generator>
  </office:meta>
</office:document-meta>
</file>